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complex="Times New Roman1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="Times New Roman" fo:language="ru" fo:country="RU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Благодарим за прочтение модификации "Четыре Горизонта"<text:line-break/>Спасибо </text:span><text:span text:style-name="T2">Soviet</text:span><text:span text:style-name="T1"> </text:span><text:span text:style-name="T2">Games</text:span><text:span text:style-name="T1"> за реализацию продукта Бесконечное лето и возможность создавать свои пользовательские модификации.</text:span></text:p>
      <text:p text:style-name="P1"><text:span text:style-name="T1"><text:line-break/>В разработке модификации приняли участие:</text:span></text:p>
      <text:p text:style-name="P4"><text:span text:style-name="T1">Сценарист, автор идеи, редактор - VitoTheКняZz.<text:line-break/>Кодер, вдохновитель на модификацию - NeMoWister.<text:line-break/>Помощник кодера, второй кодер – </text:span><text:span text:style-name="T2">Iven</text:span><text:span text:style-name="T1"> </text:span><text:span text:style-name="T2">Tv</text:span><text:span text:style-name="T1">.<text:line-break/>Фотошоп - Андрей Серебряников.</text:span></text:p>
      <text:p text:style-name="P4"><text:span text:style-name="T1">Фотошоп — </text:span><text:span text:style-name="T2">Nikora </text:span><text:span text:style-name="T3">Спермочкин.</text:span><text:span text:style-name="T1"><text:line-break/>Редактор – Наташа Попова.<text:line-break/></text:span><text:span text:style-name="T2">Yan</text:span><text:span text:style-name="T1"> </text:span><text:span text:style-name="T2">Shpitalnik</text:span><text:span text:style-name="T1"> – Музыкант (Две эксклюзивных композиций)</text:span></text:p>
      <text:p text:style-name="P1"><text:span text:style-name="T1"><text:line-break/>Благодарность художникам, фотошоперам:<text:line-break/>Мифия<text:line-break/>Ereest<text:line-break/>Krevetka Тян (ex.Krie_t Art)<text:line-break/>Пипидастр<text:line-break/></text:span><text:span text:style-name="T2">S</text:span><text:span text:style-name="T1">herma&amp;Miller Everlasting Summer.</text:span></text:p>
      <text:p text:style-name="P1"><text:span text:style-name="T1"><text:line-break/>Особая благодарность за разрешённый использованный материал команде разработчиков следующих модификаций:<text:line-break/><text:line-break/>Свобода или Счастье (</text:span><text:span text:style-name="T2">GM</text:span><text:span text:style-name="T1">-</text:span><text:span text:style-name="T2">Mod</text:span><text:span text:style-name="T1">)<text:line-break/>Проклятый лагерь (UPRT_Team|GameStar|Бесконечное Лето|RRFC)<text:line-break/>Ламповое лето <text:line-break/>7 Дней Лета: Lost Alpha<text:line-break/>Булки, кефир и рок-н-ролл<text:line-break/>Мы не забудем это Лето (Остров Алкиноя)<text:line-break/>Настоящий Лагерь...<text:line-break/>Бесконечные каникулы<text:line-break/>Двое Стражей (</text:span><text:span text:style-name="T2">DVA</text:span><text:span text:style-name="T1">)<text:line-break/>Андрей Лунев<text:line-break/>Морозный поцелуй (2Chanse Projects)<text:line-break/>Шанс на Счастье</text:span></text:p>
      <text:p text:style-name="P1"><text:span text:style-name="T1"><text:line-break/></text:span></text:p>
      <text:p text:style-name="P1"><text:span text:style-name="T1">Отдельная благодарность:</text:span></text:p>
      <text:p text:style-name="Standard"><text:span text:style-name="T1">Руслан Еремчук (Катана) – за огромнейшую поддержку и советов по созданию сценария, ну и за то, что не против был послушать некоторые сценки.<text:line-break/>Ленофаг Тихонов – за огромную поддержку, советов по созданию сценария и небольшой помощи в модификации.<text:line-break/>Андрей Серебряников – за гигантский вклад в разработку модификаций. Не только фш, но и с поиском некоторых авторов, чтобы договорится о использовании их работ<text:line-break/></text:span><text:span text:style-name="T2">NeMoWister</text:span><text:span text:style-name="T1"> – за вдохновение и предложение создать свою авторскую модификацию.<text:line-break/></text:span><text:span text:style-name="T2">Iven</text:span><text:span text:style-name="T1"> </text:span><text:span text:style-name="T2">Tv</text:span><text:span text:style-name="T1"> – за соглашение помочь в кодировании мода, что позволило ускорить возможность выпуска модификаций.<text:line-break/>Тёмный уголок Нолика – за поддержку и пост с рекомендацией.<text:line-break/>Модификация «И мы танцевали посреди звёзд» - за вдохновение одной своей сцены.<text:line-break/>Василий Хайт, Модификация Современный Совёнок – За вдохновение одной сцены с Леной.</text:span></text:p>
      <text:p text:style-name="P2"><text:bookmark text:name="_GoBack"/><text:soft-page-break/></text:p>
      <text:p text:style-name="Standard"><text:span text:style-name="T1">arTel Модификация To The Stars </text:span><text:span text:style-name="T2">II</text:span><text:span text:style-name="T1"> – за вдохновение зарисовки одного из артов.<text:line-break/>Группе </text:span><text:span text:style-name="T2">Soviet</text:span><text:span text:style-name="T1"> </text:span><text:span text:style-name="T2">Games</text:span><text:span text:style-name="T1"> Бесконечное Лето – За публикацию постов модификации.<text:line-break/>Группе Ламповый «Совёнок» - За репосты записей художника </text:span><text:span text:style-name="T2">Erees</text:span><text:span text:style-name="T1"> для модификации.<text:line-break/>Группе Пионерские Будни – За публикацию постов арт работ модификации.<text:line-break/>Группе Бесконечное Лето: Подруги Лето – За публикацию постов арт работ модификации.<text:line-break/>Группе GM_Mod | Свобода или Cчастье | Бесконечное Лето – За репост записи модификации.<text:line-break/>Группе OldManF1ute | Незримая мгла – за указание ошибки с фоном для рута Ульяны.<text:line-break/>Группе Бесконечное лето/Everlasting summer Fan group – за репорт заказов Мифии.<text:line-break/>Группе Храм Богинь Лены и Алисы – За публикацию постов арт работ модификации.<text:line-break/>Группе Храм Богини Лены – За публикацию поста художника </text:span><text:span text:style-name="T2">Ereest</text:span><text:span text:style-name="T1"> для модификации.<text:line-break/>Группе Храм Богини Ульяны Лениной – За публикацию постов арт работ модификации.<text:line-break/>И всем тем, кто искренно поддерживал и ждал выпуска модификации!</text:span></text:p>
      <text:p text:style-name="P2"/>
      <text:p text:style-name="P1"><text:span text:style-name="T1">Счастливый конец!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ользователь</meta:initial-creator>
    <meta:editing-cycles>4</meta:editing-cycles>
    <meta:creation-date>2022-10-17T03:25:00</meta:creation-date>
    <dc:date>2022-10-20T12:24:16.20</dc:date>
    <meta:editing-duration>PT1M37S</meta:editing-duration>
    <meta:generator>OpenOffice/4.1.13$Win32 OpenOffice.org_project/4113m1$Build-9810</meta:generator>
    <meta:document-statistic meta:table-count="0" meta:image-count="0" meta:object-count="0" meta:page-count="2" meta:paragraph-count="11" meta:word-count="395" meta:character-count="28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